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943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025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5.0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464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761cm" fo:min-width="1.41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29cm" fo:min-width="4.794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169cm" fo:min-width="0.61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3.45cm" svg:height="1.036cm" svg:x="0.1cm" svg:y="6.914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9.15cm" svg:y="6.53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3.532cm" svg:height="1.036cm" svg:x="9.003cm" svg:y="3.466cm">
          <text:p text:style-name="P1"><text:span text:style-name="T1">C</text:span><text:span text:style-name="T1">o</text:span><text:span text:style-name="T1">m</text:span><text:span text:style-name="T1">m</text:span><text:span text:style-name="T1">u</text:span><text:span text:style-name="T1">ni</text:span><text:span text:style-name="T1">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597cm" svg:height="0.001cm" draw:transform="rotate (-3.14159265358979) translate (9.141cm 7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" draw:style-name="gr5" draw:text-style-name="P3" draw:layer="layout" svg:width="0.017cm" svg:height="1.737cm" draw:transform="rotate (-3.14159265358979) translate (10.788cm 6.2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2" draw:layer="layout" svg:width="2.971cm" svg:height="1.036cm" svg:x="13.75cm" svg:y="9.964cm">
          <text:p text:style-name="P1"><text:span text:style-name="T1">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3" draw:layer="layout" svg:width="1.914cm" svg:height="2.011cm" svg:x="12.186cm" svg:y="8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5" draw:layer="layout" svg:width="5.351cm" svg:height="1.036cm" svg:x="10.756cm" svg:y="5.086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2" draw:layer="layout" svg:width="5.597cm" svg:height="1.152cm" svg:x="3.666cm" svg:y="7.406cm">
          <text:p text:style-name="P1"><text:span text:style-name="T2">refers-to-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10" draw:text-style-name="P5" draw:layer="layout" svg:width="5.301cm" svg:height="1.436cm" svg:x="13.099cm" svg:y="8.2cm">
          <text:p text:style-name="P4"><text:span text:style-name="T2">chosen-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1" draw:text-style-name="P2" draw:layer="layout" svg:width="6.012cm" svg:height="1.619cm" svg:x="0.487cm" svg:y="0.2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2" draw:text-style-name="P3" draw:layer="layout" svg:width="1.111cm" svg:height="4.419cm" draw:transform="rotate (-3.14159265358979) translate (3.485cm 6.2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5" draw:layer="layout" svg:width="5.351cm" svg:height="1.036cm" svg:x="2.732cm" svg:y="4.853cm">
          <text:p text:style-name="P4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19-07-25T08:43:18.850052344</meta:creation-date>
    <dc:date>2020-09-22T14:18:52.289454401</dc:date>
    <dc:creator>Tobias Kuhn</dc:creator>
    <meta:editing-duration>PT13M26S</meta:editing-duration>
    <meta:editing-cycles>6</meta:editing-cycles>
    <meta:generator>LibreOffice/6.4.5.2$Linux_X86_64 LibreOffice_project/40$Build-2</meta:generator>
    <meta:document-statistic meta:object-count="13"/>
  </office:meta>
</office:document-meta>
</file>